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color="#000000"/>
    </style:style>
    <style:style style:name="P4" style:family="paragraph">
      <style:text-properties fo:color="#000000"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01cm" svg:height="1.663cm" svg:x="10.549cm" svg:y="1.6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701cm" svg:height="1.663cm" svg:x="6.549cm" svg:y="4.86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701cm" svg:height="1.663cm" svg:x="10.549cm" svg:y="4.86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701cm" svg:height="1.663cm" svg:x="14.649cm" svg:y="4.868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701cm" svg:height="1.663cm" svg:x="4.449cm" svg:y="8.46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701cm" svg:height="1.663cm" svg:x="4.449cm" svg:y="12.5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701cm" svg:height="1.663cm" svg:x="3.249cm" svg:y="16.6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701cm" svg:height="1.663cm" svg:x="6.949cm" svg:y="16.66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701cm" svg:height="1.663cm" svg:x="6.949cm" svg:y="20.86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701cm" svg:height="1.663cm" svg:x="9.449cm" svg:y="8.66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701cm" svg:height="1.663cm" svg:x="13.049cm" svg:y="11.868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701cm" svg:height="1.663cm" svg:x="9.449cm" svg:y="12.26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701cm" svg:height="1.663cm" svg:x="16.949cm" svg:y="9.06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701cm" svg:height="1.663cm" svg:x="16.949cm" svg:y="14.068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701cm" svg:height="1.663cm" svg:x="13.749cm" svg:y="17.068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1.701cm" svg:height="1.663cm" svg:x="18.249cm" svg:y="19.368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798cm" svg:y1="3.088cm" svg:x2="8.001cm" svg:y2="5.111cm" draw:start-shape="id1" draw:start-glue-point="7" draw:end-shape="id2" draw:end-glue-point="11" svg:d="M10798 3088l-2797 2023" svg:viewBox="0 0 2798 2024">
          <text:p/>
        </draw:connector>
        <draw:connector draw:style-name="gr3" draw:text-style-name="P1" draw:layer="layout" draw:type="line" svg:x1="11.4cm" svg:y1="3.331cm" svg:x2="11.4cm" svg:y2="4.868cm" draw:start-shape="id1" draw:start-glue-point="8" draw:end-shape="id3" draw:end-glue-point="4" svg:d="M11400 3331v1537" svg:viewBox="0 0 1 1538">
          <text:p/>
        </draw:connector>
        <draw:connector draw:style-name="gr2" draw:text-style-name="P1" draw:layer="layout" draw:type="line" svg:x1="12.001cm" svg:y1="3.088cm" svg:x2="14.898cm" svg:y2="5.111cm" draw:start-shape="id1" draw:start-glue-point="9" draw:end-shape="id4" draw:end-glue-point="5" svg:d="M12001 3088l2897 2023" svg:viewBox="0 0 2898 2024">
          <text:p/>
        </draw:connector>
        <draw:connector draw:style-name="gr2" draw:text-style-name="P1" draw:layer="layout" draw:type="line" svg:x1="6.798cm" svg:y1="6.288cm" svg:x2="5.3cm" svg:y2="8.468cm" draw:start-shape="id2" draw:start-glue-point="7" draw:end-shape="id5" draw:end-glue-point="4" svg:d="M6798 6288l-1498 2180" svg:viewBox="0 0 1499 2181">
          <text:p/>
        </draw:connector>
        <draw:connector draw:style-name="gr3" draw:text-style-name="P1" draw:layer="layout" draw:type="line" svg:x1="8.001cm" svg:y1="6.288cm" svg:x2="9.698cm" svg:y2="8.911cm" draw:start-shape="id2" draw:start-glue-point="9" draw:end-shape="id6" draw:end-glue-point="5" svg:d="M8001 6288l1697 2623" svg:viewBox="0 0 1698 2624">
          <text:p/>
        </draw:connector>
        <draw:connector draw:style-name="gr2" draw:text-style-name="P1" draw:layer="layout" draw:type="line" svg:x1="10.3cm" svg:y1="8.668cm" svg:x2="11.4cm" svg:y2="6.531cm" draw:start-shape="id6" draw:start-glue-point="4" draw:end-shape="id3" draw:end-glue-point="8" svg:d="M10300 8668l1100-2137" svg:viewBox="0 0 1101 2138">
          <text:p/>
        </draw:connector>
        <draw:connector draw:style-name="gr3" draw:text-style-name="P1" draw:layer="layout" draw:type="line" svg:x1="15.5cm" svg:y1="6.531cm" svg:x2="13.9cm" svg:y2="11.868cm" draw:start-shape="id4" draw:start-glue-point="8" draw:end-shape="id7" draw:end-glue-point="4" svg:d="M15500 6531l-1600 5337" svg:viewBox="0 0 1601 5338">
          <text:p/>
        </draw:connector>
        <draw:connector draw:style-name="gr2" draw:text-style-name="P1" draw:layer="layout" draw:type="line" svg:x1="12.001cm" svg:y1="6.288cm" svg:x2="13.9cm" svg:y2="11.868cm" draw:start-shape="id3" draw:start-glue-point="9" draw:end-shape="id7" draw:end-glue-point="4" svg:d="M12001 6288l1899 5580" svg:viewBox="0 0 1900 5581">
          <text:p/>
        </draw:connector>
        <draw:connector draw:style-name="gr2" draw:text-style-name="P1" draw:layer="layout" draw:type="line" svg:x1="5.3cm" svg:y1="10.131cm" svg:x2="5.3cm" svg:y2="12.568cm" draw:start-shape="id5" draw:start-glue-point="8" draw:end-shape="id8" draw:end-glue-point="4" svg:d="M5300 10131v2437" svg:viewBox="0 0 1 2438">
          <text:p/>
        </draw:connector>
        <draw:connector draw:style-name="gr2" draw:text-style-name="P1" draw:layer="layout" draw:type="line" svg:x1="5.901cm" svg:y1="9.888cm" svg:x2="9.698cm" svg:y2="12.511cm" draw:start-shape="id5" draw:start-glue-point="9" draw:end-shape="id9" draw:end-glue-point="5" svg:d="M5901 9888l3797 2623" svg:viewBox="0 0 3798 2624">
          <text:p/>
        </draw:connector>
        <draw:connector draw:style-name="gr2" draw:text-style-name="P1" draw:layer="layout" draw:type="line" svg:x1="10.3cm" svg:y1="12.268cm" svg:x2="10.3cm" svg:y2="10.331cm" draw:start-shape="id9" draw:start-glue-point="4" draw:end-shape="id6" draw:end-glue-point="8" svg:d="M10300 12268v-1937" svg:viewBox="0 0 1 1938">
          <text:p/>
        </draw:connector>
        <draw:connector draw:style-name="gr2" draw:text-style-name="P1" draw:layer="layout" draw:type="line" svg:x1="5.3cm" svg:y1="14.231cm" svg:x2="4.1cm" svg:y2="16.668cm" draw:start-shape="id8" draw:start-glue-point="8" draw:end-shape="id10" draw:end-glue-point="4" svg:d="M5300 14231l-1200 2437" svg:viewBox="0 0 1201 2438">
          <text:p/>
        </draw:connector>
        <draw:connector draw:style-name="gr2" draw:text-style-name="P1" draw:layer="layout" draw:type="line" svg:x1="5.3cm" svg:y1="14.231cm" svg:x2="7.8cm" svg:y2="16.668cm" draw:start-shape="id8" draw:start-glue-point="8" draw:end-shape="id11" draw:end-glue-point="4" svg:d="M5300 14231l2500 2437" svg:viewBox="0 0 2501 2438">
          <text:p/>
        </draw:connector>
        <draw:connector draw:style-name="gr2" draw:text-style-name="P1" draw:layer="layout" draw:type="line" svg:x1="7.8cm" svg:y1="18.331cm" svg:x2="7.8cm" svg:y2="20.868cm" draw:start-shape="id11" draw:start-glue-point="8" draw:end-shape="id12" draw:end-glue-point="4" svg:d="M7800 18331v2537" svg:viewBox="0 0 1 2538">
          <text:p/>
        </draw:connector>
        <draw:connector draw:style-name="gr3" draw:text-style-name="P1" draw:layer="layout" draw:type="line" svg:x1="13.049cm" svg:y1="12.7cm" svg:x2="11.15cm" svg:y2="13.1cm" draw:start-shape="id7" draw:start-glue-point="6" draw:end-shape="id9" draw:end-glue-point="10" svg:d="M13049 12700l-1899 400" svg:viewBox="0 0 1900 401">
          <text:p/>
        </draw:connector>
        <draw:connector draw:style-name="gr2" draw:text-style-name="P1" draw:layer="layout" draw:type="line" svg:x1="13.9cm" svg:y1="13.531cm" svg:x2="14.6cm" svg:y2="17.068cm" draw:start-shape="id7" draw:start-glue-point="8" draw:end-shape="id13" draw:end-glue-point="4" svg:d="M13900 13531l700 3537" svg:viewBox="0 0 701 3538">
          <text:p/>
        </draw:connector>
        <draw:connector draw:style-name="gr2" draw:text-style-name="P1" draw:layer="layout" draw:type="line" svg:x1="16.101cm" svg:y1="6.288cm" svg:x2="17.8cm" svg:y2="9.068cm" draw:start-shape="id4" draw:start-glue-point="9" draw:end-shape="id14" draw:end-glue-point="4" svg:d="M16101 6288l1699 2780" svg:viewBox="0 0 1700 2781">
          <text:p/>
        </draw:connector>
        <draw:connector draw:style-name="gr3" draw:text-style-name="P1" draw:layer="layout" draw:type="line" svg:x1="17.198cm" svg:y1="10.488cm" svg:x2="14.501cm" svg:y2="12.111cm" draw:start-shape="id14" draw:start-glue-point="7" draw:end-shape="id7" draw:end-glue-point="11" svg:d="M17198 10488l-2697 1623" svg:viewBox="0 0 2698 1624">
          <text:p/>
        </draw:connector>
        <draw:connector draw:style-name="gr2" draw:text-style-name="P1" draw:layer="layout" draw:type="line" svg:x1="17.8cm" svg:y1="10.731cm" svg:x2="17.8cm" svg:y2="14.068cm" draw:start-shape="id14" draw:start-glue-point="8" draw:end-shape="id15" draw:end-glue-point="4" svg:d="M17800 10731v3337" svg:viewBox="0 0 1 3338">
          <text:p/>
        </draw:connector>
        <draw:connector draw:style-name="gr2" draw:text-style-name="P1" draw:layer="layout" draw:type="line" svg:x1="17.8cm" svg:y1="15.731cm" svg:x2="19.1cm" svg:y2="19.368cm" draw:start-shape="id15" draw:start-glue-point="8" draw:end-shape="id16" draw:end-glue-point="4" svg:d="M17800 15731l1300 3637" svg:viewBox="0 0 1301 3638">
          <text:p/>
        </draw:connector>
        <draw:connector draw:style-name="gr3" draw:text-style-name="P1" draw:layer="layout" draw:type="line" svg:x1="18.249cm" svg:y1="20.2cm" svg:x2="8.65cm" svg:y2="21.7cm" draw:start-shape="id16" draw:start-glue-point="6" draw:end-shape="id12" draw:end-glue-point="10" svg:d="M18249 20200l-9599 1500" svg:viewBox="0 0 9600 1501">
          <text:p/>
        </draw:connector>
        <draw:frame draw:style-name="gr4" draw:text-style-name="P4" draw:layer="layout" svg:width="4.718cm" svg:height="1.356cm" svg:x="8.959cm" svg:y="24.606cm">
          <draw:text-box>
            <text:p text:style-name="P3"><text:span text:style-name="T2">DFS Tre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4T16:02:53.429949080</meta:creation-date>
    <dc:date>2016-05-24T20:02:44.288745044</dc:date>
    <dc:creator>elucterio </dc:creator>
    <meta:editing-duration>PT21M37S</meta:editing-duration>
    <meta:editing-cycles>5</meta:editing-cycles>
    <meta:generator>LibreOffice/4.2.8.2$Linux_X86_64 LibreOffice_project/420m0$Build-2</meta:generator>
    <meta:document-statistic meta:object-count="38"/>
  </office:meta>
</office:document-meta>
</file>